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1472" officeooo:paragraph-rsid="00071472"/>
    </style:style>
    <style:style style:name="P2" style:family="paragraph" style:parent-style-name="Standard">
      <style:text-properties officeooo:rsid="00084c0c" officeooo:paragraph-rsid="00084c0c"/>
    </style:style>
    <style:style style:name="P3" style:family="paragraph" style:parent-style-name="Standard">
      <style:text-properties officeooo:rsid="00096851" officeooo:paragraph-rsid="000caf57"/>
    </style:style>
    <style:style style:name="P4" style:family="paragraph" style:parent-style-name="Standard">
      <style:text-properties officeooo:rsid="000db5da" officeooo:paragraph-rsid="000db5da"/>
    </style:style>
    <style:style style:name="P5" style:family="paragraph" style:parent-style-name="Standard">
      <style:text-properties officeooo:rsid="000e8d2c" officeooo:paragraph-rsid="000e8d2c"/>
    </style:style>
    <style:style style:name="P6" style:family="paragraph" style:parent-style-name="Standard">
      <style:text-properties officeooo:rsid="000f55bc" officeooo:paragraph-rsid="000f55bc"/>
    </style:style>
    <style:style style:name="P7" style:family="paragraph" style:parent-style-name="Standard">
      <style:text-properties officeooo:rsid="0010a660" officeooo:paragraph-rsid="0010a660"/>
    </style:style>
    <style:style style:name="T1" style:family="text">
      <style:text-properties officeooo:rsid="00084c0c"/>
    </style:style>
    <style:style style:name="T2" style:family="text">
      <style:text-properties officeooo:rsid="00096851"/>
    </style:style>
    <style:style style:name="T3" style:family="text">
      <style:text-properties officeooo:rsid="000caf5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novatie-gebruikers gezocht</text:p>
      <text:p text:style-name="P5"/>
      <text:p text:style-name="P7">Innovatie-gebruikers gezocht</text:p>
      <text:p text:style-name="P4">Denk mee met deze nieuwe vorm van sociale media.</text:p>
      <text:p text:style-name="P1"/>
      <text:p text:style-name="P1">Bedank voor het gesprek, <text:span text:style-name="T1">connect for real.</text:span></text:p>
      <text:p text:style-name="P1">Ik heb een <text:span text:style-name="T2">social media</text:span> applicatie gemaakt om mensen te motiveren met anderen te praten. <text:span text:style-name="T1">Ik zoek gebruikers die willen experimenteren en meedenken. Wat kan er anders aan de applicatie?</text:span></text:p>
      <text:p text:style-name="P1"/>
      <text:p text:style-name="P2">Log je gesprek met de code.</text:p>
      <text:p text:style-name="P2">Je houdt een kletspraatje met iemand. Aan het einde bedank je de ander voor het gesprek, door diegene een code te geven. Je schrijft een bericht over het gesprek op de app, met de code die je de vreemdeling hebt meegegeven. </text:p>
      <text:p text:style-name="P2">In het ideale geval doet die ander hetzelfde. Die knoopt een gesprek aan. Bedankt met een code. Schrijft ook een bericht over de ervaringen van het gesprek.</text:p>
      <text:p text:style-name="P2">Zo ontstaat er een keten van gesprekken op de pagina van die code. Met een echt gesprek maak je echt connectie. Iedereen kan een gesprek loggen. Het enige wat je daarvoor nodig hebt is een code. Alleen gebruikers kunnen codes aanmaken.</text:p>
      <text:p text:style-name="P2"/>
      <text:p text:style-name="P2">Ik ben nog aan het zoeken hoe het idee achter de applicatie duidelijk uit te leggen. Dit doe ik door zelf te experimenteren. Ik knoop gesprekjes aan en bedank anderen met codes. <text:span text:style-name="T2">Eerst had ik het idee om de kaartjes te gebruiken als gespreksopeners, </text:span><text:span text:style-name="T3">travelingguestbook</text:span><text:span text:style-name="T2">. Nadat ik bij mezelf merkte dat ik daardoor meer moeite kreeg om een gesprek te openen, heb ik er gesprekseindigers van gemaakt. Codes die ik aan het eind van het gesprek geeft. Ik ervaar er plezier van. Mij motiveert het weer om met anderen kletspraatjes te houden in het openbaar vervoer. </text:span></text:p>
      <text:p text:style-name="P2"/>
      <text:p text:style-name="P3">Nu zoek ik medestanders. Ik ben de enige gebruiker. Zo bestaat het risico dat ik de app vorm rond mijn manier van mensen aanspreken. Ik hoop dat jij ook een gebruiker wilt worden. Ook jij kan gespreksketens starten. Zo heb je de kans om bij te dragen aan deze innovatie, een nieuwe vorm van social media. </text:p>
      <text:p text:style-name="P3"><text:span text:style-name="T3">Denk mee wat helpt om met anderen in gesprek te gaan. Hoe kan de app ondersteunen in ontmoetingen met vreemden? Wat kan er anders? Wat mis je bij het gebruik van de app? Waar loop je tegen aan bij het gebruik?</text:span></text:p>
      <text:p text:style-name="P3"/>
      <text:p text:style-name="P6">Maak een account aan op bedankt.pythonanywhere.com<text:line-break/>Schrijf codes op kaartjes of papiertjes en probeer de app uit</text:p>
      <text:p text:style-name="P6">Je kunt contact met me opnemen per mail of via linkedin.</text:p>
      <text:p text:style-name="P6">Dankjewe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4T09:19:22.557289688</meta:creation-date>
    <dc:date>2024-09-04T10:27:53.823786905</dc:date>
    <meta:editing-duration>PT14M27S</meta:editing-duration>
    <meta:editing-cycles>6</meta:editing-cycles>
    <meta:generator>LibreOffice/7.3.7.2$Linux_X86_64 LibreOffice_project/30$Build-2</meta:generator>
    <meta:document-statistic meta:table-count="0" meta:image-count="0" meta:object-count="0" meta:page-count="1" meta:paragraph-count="15" meta:word-count="387" meta:character-count="2223" meta:non-whitespace-character-count="1848"/>
  </office:meta>
</office:document-meta>
</file>